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2.305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>
        <loext:char-complex-color loext:theme-type="hyperlink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42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>
        <loext:char-complex-color loext:theme-type="hyperlink" loext:color-type="theme"/>
      </style:text-properties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Calibri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74pt solid #000000" style:rotation-align="none"/>
      <style:text-properties fo:color="#0000ff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9"/>
        <table:table-column table:style-name="co3" table:default-cell-style-name="ce35"/>
        <table:table-column table:style-name="co3" table:default-cell-style-name="ce45"/>
        <table:table-column table:style-name="co3" table:default-cell-style-name="ce48"/>
        <table:table-column table:style-name="co4" table:number-columns-repeated="5" table:default-cell-style-name="ce48"/>
        <table:table-column table:style-name="co4" table:default-cell-style-name="ce49"/>
        <table:table-column table:style-name="co4" table:default-cell-style-name="ce50"/>
        <table:table-column table:style-name="co4" table:number-columns-repeated="11" table:default-cell-style-name="ce48"/>
        <table:table-row table:style-name="ro1">
          <table:table-cell table:style-name="ce34" office:value-type="string" calcext:value-type="string">
            <text:p>S.No</text:p>
          </table:table-cell>
          <table:table-cell table:style-name="ce34" office:value-type="string" calcext:value-type="string">
            <text:p>Faculty ID</text:p>
          </table:table-cell>
          <table:table-cell table:style-name="ce37" office:value-type="string" calcext:value-type="string">
            <text:p>Faculty Name</text:p>
          </table:table-cell>
          <table:table-cell table:style-name="ce34" office:value-type="string" calcext:value-type="string">
            <text:p>Designation</text:p>
          </table:table-cell>
          <table:table-cell table:style-name="ce34" office:value-type="string" calcext:value-type="string">
            <text:p>Mobile No</text:p>
          </table:table-cell>
          <table:table-cell table:style-name="ce34" office:value-type="string" calcext:value-type="string">
            <text:p>Email ID</text:p>
          </table:table-cell>
          <table:table-cell table:number-columns-repeated="6"/>
          <table:table-cell table:style-name="ce48" table:number-columns-repeated="2"/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float" office:value="100174" calcext:value-type="float">
            <text:p>100174</text:p>
          </table:table-cell>
          <table:table-cell table:style-name="ce38" office:value-type="string" calcext:value-type="string">
            <text:p>Dr. Annie Uthra R</text:p>
          </table:table-cell>
          <table:table-cell table:style-name="ce40" office:value-type="string" calcext:value-type="string">
            <text:p>Professor &amp; Head</text:p>
          </table:table-cell>
          <table:table-cell office:value-type="float" office:value="9840242690" calcext:value-type="float">
            <text:p>9840242690</text:p>
          </table:table-cell>
          <table:table-cell table:style-name="ce42" office:value-type="string" calcext:value-type="string">
            <text:p><text:a xlink:href="mailto:annieu@srmist.edu.in" xlink:type="simple">annieu@srmist.edu.in</text:a></text:p>
          </table:table-cell>
          <table:table-cell table:number-columns-repeated="6"/>
          <table:table-cell table:style-name="ce48" table:number-columns-repeated="2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float" office:value="100617" calcext:value-type="float">
            <text:p>100617</text:p>
          </table:table-cell>
          <table:table-cell table:style-name="ce38" office:value-type="string" calcext:value-type="string">
            <text:p>Dr.Sasi Rekha Sankar</text:p>
          </table:table-cell>
          <table:table-cell table:style-name="ce40" office:value-type="string" calcext:value-type="string">
            <text:p>Assistant Professor</text:p>
          </table:table-cell>
          <table:table-cell table:style-name="ce41" office:value-type="float" office:value="9884974834" calcext:value-type="float">
            <text:p>9884974834</text:p>
          </table:table-cell>
          <table:table-cell table:style-name="ce43" office:value-type="string" calcext:value-type="string">
            <text:p><text:a xlink:href="mailto:sasireks@srmist.edu.in" xlink:type="simple">sasireks@srmist.edu.in</text:a></text:p>
          </table:table-cell>
          <table:table-cell table:number-columns-repeated="6"/>
          <table:table-cell table:style-name="ce48" table:number-columns-repeated="2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float" office:value="100932" calcext:value-type="float">
            <text:p>100932</text:p>
          </table:table-cell>
          <table:table-cell table:style-name="ce38" office:value-type="string" calcext:value-type="string">
            <text:p>Dr.S.Krishnaveni</text:p>
          </table:table-cell>
          <table:table-cell table:style-name="ce40" office:value-type="string" calcext:value-type="string">
            <text:p>Associate Professor</text:p>
          </table:table-cell>
          <table:table-cell table:style-name="ce41" office:value-type="float" office:value="9841190067" calcext:value-type="float">
            <text:p>9841190067</text:p>
          </table:table-cell>
          <table:table-cell table:style-name="ce44" office:value-type="string" calcext:value-type="string">
            <text:p><text:a xlink:href="mailto:krishnas4@srmist.edu.in" xlink:type="simple">krishnas4@srmist.edu.in</text:a></text:p>
          </table:table-cell>
          <table:table-cell table:number-columns-repeated="6"/>
          <table:table-cell table:style-name="ce48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304" calcext:value-type="float">
            <text:p>103304</text:p>
          </table:table-cell>
          <table:table-cell office:value-type="string" calcext:value-type="string">
            <text:p>Dr. S. Raguvaran</text:p>
          </table:table-cell>
          <table:table-cell office:value-type="string" calcext:value-type="string">
            <text:p>Assistant Professor</text:p>
          </table:table-cell>
          <table:table-cell office:value-type="float" office:value="9894598245" calcext:value-type="float">
            <text:p>9894598245</text:p>
          </table:table-cell>
          <table:table-cell office:value-type="string" calcext:value-type="string">
            <text:p><text:a xlink:href="mailto:raguvaas@srmist.edu.in" xlink:type="simple">raguvaas@srmist.edu.in</text:a></text:p>
          </table:table-cell>
          <table:table-cell table:number-columns-repeated="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381" calcext:value-type="float">
            <text:p>103381</text:p>
          </table:table-cell>
          <table:table-cell office:value-type="string" calcext:value-type="string">
            <text:p>Dr. R.Vinston Raja Retnakumar</text:p>
          </table:table-cell>
          <table:table-cell office:value-type="string" calcext:value-type="string">
            <text:p>Assistant Professor </text:p>
          </table:table-cell>
          <table:table-cell office:value-type="float" office:value="7338927332" calcext:value-type="float">
            <text:p>7338927332</text:p>
          </table:table-cell>
          <table:table-cell office:value-type="string" calcext:value-type="string">
            <text:p><text:a xlink:href="mailto:vinstonr@srmist.edu.in" xlink:type="simple">vinstonr@srmist.edu.in</text:a></text:p>
          </table:table-cell>
          <table:table-cell table:number-columns-repeated="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944" calcext:value-type="float">
            <text:p>102944</text:p>
          </table:table-cell>
          <table:table-cell office:value-type="string" calcext:value-type="string">
            <text:p>Dr.A.K. Reshmy</text:p>
          </table:table-cell>
          <table:table-cell office:value-type="string" calcext:value-type="string">
            <text:p>Assistant Professor</text:p>
          </table:table-cell>
          <table:table-cell office:value-type="float" office:value="9790930377" calcext:value-type="float">
            <text:p>9790930377</text:p>
          </table:table-cell>
          <table:table-cell office:value-type="string" calcext:value-type="string">
            <text:p><text:a xlink:href="mailto:reshmya@srmist.edu.in" xlink:type="simple">reshmya@srmist.edu.in</text:a></text:p>
          </table:table-cell>
          <table:table-cell table:number-columns-repeated="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975" calcext:value-type="float">
            <text:p>102975</text:p>
          </table:table-cell>
          <table:table-cell office:value-type="string" calcext:value-type="string">
            <text:p>Dr.AR.Aruna Rani</text:p>
          </table:table-cell>
          <table:table-cell office:value-type="string" calcext:value-type="string">
            <text:p>Assistant Professor</text:p>
          </table:table-cell>
          <table:table-cell office:value-type="float" office:value="9840231822" calcext:value-type="float">
            <text:p>9840231822</text:p>
          </table:table-cell>
          <table:table-cell office:value-type="string" calcext:value-type="string">
            <text:p><text:a xlink:href="mailto:arunaraa@srmist.edu.in" xlink:type="simple">arunaraa@srmist.edu.in</text:a></text:p>
          </table:table-cell>
          <table:table-cell table:number-columns-repeated="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2946" calcext:value-type="float">
            <text:p>102946</text:p>
          </table:table-cell>
          <table:table-cell office:value-type="string" calcext:value-type="string">
            <text:p>Dr.G. Sumathy</text:p>
          </table:table-cell>
          <table:table-cell table:style-name="ce40" office:value-type="string" calcext:value-type="string">
            <text:p>Associate Professor</text:p>
          </table:table-cell>
          <table:table-cell office:value-type="float" office:value="9789013378" calcext:value-type="float">
            <text:p>9789013378</text:p>
          </table:table-cell>
          <table:table-cell office:value-type="string" calcext:value-type="string">
            <text:p><text:a xlink:href="mailto:sumathyg@srmist.edu.in" xlink:type="simple">sumathyg@srmist.edu.in</text:a></text:p>
          </table:table-cell>
          <table:table-cell table:number-columns-repeated="6"/>
          <table:table-cell table:style-name="ce48" table:number-columns-repeated="2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3013" calcext:value-type="float">
            <text:p>103013</text:p>
          </table:table-cell>
          <table:table-cell office:value-type="string" calcext:value-type="string">
            <text:p>Dr.K. Babu</text:p>
          </table:table-cell>
          <table:table-cell office:value-type="string" calcext:value-type="string">
            <text:p>Assistant Professor</text:p>
          </table:table-cell>
          <table:table-cell office:value-type="float" office:value="9994687843" calcext:value-type="float">
            <text:p>9994687843</text:p>
          </table:table-cell>
          <table:table-cell office:value-type="string" calcext:value-type="string">
            <text:p><text:a xlink:href="mailto:babuk1@srmist.edu.in" xlink:type="simple">babuk1@srmist.edu.in</text:a>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031" calcext:value-type="float">
            <text:p>103031</text:p>
          </table:table-cell>
          <table:table-cell office:value-type="string" calcext:value-type="string">
            <text:p>Dr.Kaavya Kanagaraj</text:p>
          </table:table-cell>
          <table:table-cell office:value-type="string" calcext:value-type="string">
            <text:p>Assistant Professor</text:p>
          </table:table-cell>
          <table:table-cell office:value-type="float" office:value="9442388234" calcext:value-type="float">
            <text:p>9442388234</text:p>
          </table:table-cell>
          <table:table-cell office:value-type="string" calcext:value-type="string">
            <text:p><text:a xlink:href="mailto:kaavyak@srmist.edu.in" xlink:type="simple">kaavyak@srmist.edu.in</text:a></text:p>
          </table:table-cell>
          <table:table-cell table:number-columns-repeated="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908" calcext:value-type="float">
            <text:p>102908</text:p>
          </table:table-cell>
          <table:table-cell office:value-type="string" calcext:value-type="string">
            <text:p>Dr.Kanipriya .M</text:p>
          </table:table-cell>
          <table:table-cell office:value-type="string" calcext:value-type="string">
            <text:p>Assistant Professor</text:p>
          </table:table-cell>
          <table:table-cell office:value-type="float" office:value="9444320213" calcext:value-type="float">
            <text:p>9444320213</text:p>
          </table:table-cell>
          <table:table-cell table:style-name="ce46" office:value-type="string" calcext:value-type="string">
            <text:p><text:a xlink:href="mailto:kaniprim@srmist.edu.in" xlink:type="simple">kaniprim@srmist.edu.in</text:a></text:p>
          </table:table-cell>
          <table:table-cell table:number-columns-repeated="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868" calcext:value-type="float">
            <text:p>102868</text:p>
          </table:table-cell>
          <table:table-cell office:value-type="string" calcext:value-type="string">
            <text:p>Dr. S. Nagendra Prabhu</text:p>
          </table:table-cell>
          <table:table-cell table:style-name="ce40" office:value-type="string" calcext:value-type="string">
            <text:p>Associate Professor</text:p>
          </table:table-cell>
          <table:table-cell office:value-type="float" office:value="7548844997" calcext:value-type="float">
            <text:p>7548844997</text:p>
          </table:table-cell>
          <table:table-cell table:style-name="ce46" office:value-type="string" calcext:value-type="string">
            <text:p><text:a xlink:href="mailto:nagendrs@srmist.edu.in" xlink:type="simple">nagendrs@srmist.edu.in</text:a></text:p>
          </table:table-cell>
          <table:table-cell table:number-columns-repeated="6"/>
          <table:table-cell table:style-name="ce48" table:number-columns-repeated="2"/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3018" calcext:value-type="float">
            <text:p>103018</text:p>
          </table:table-cell>
          <table:table-cell office:value-type="string" calcext:value-type="string">
            <text:p>Dr.Gopirajan PV</text:p>
          </table:table-cell>
          <table:table-cell office:value-type="string" calcext:value-type="string">
            <text:p>Assistant Professor</text:p>
          </table:table-cell>
          <table:table-cell office:value-type="float" office:value="9444803672" calcext:value-type="float">
            <text:p>9444803672</text:p>
          </table:table-cell>
          <table:table-cell table:style-name="ce46" office:value-type="string" calcext:value-type="string">
            <text:p><text:a xlink:href="mailto:gopirajp@srmist.edu.in" xlink:type="simple">gopirajp@srmist.edu.in</text:a>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2920" calcext:value-type="float">
            <text:p>102920</text:p>
          </table:table-cell>
          <table:table-cell office:value-type="string" calcext:value-type="string">
            <text:p>Dr.S. Prithi</text:p>
          </table:table-cell>
          <table:table-cell office:value-type="string" calcext:value-type="string">
            <text:p>Assistant Professor</text:p>
          </table:table-cell>
          <table:table-cell office:value-type="float" office:value="9943256054" calcext:value-type="float">
            <text:p>9943256054</text:p>
          </table:table-cell>
          <table:table-cell table:style-name="ce47" office:value-type="string" calcext:value-type="string">
            <text:p>prithis@srmist.edu.in</text:p>
          </table:table-cell>
          <table:table-cell table:number-columns-repeated="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2862" calcext:value-type="float">
            <text:p>102862</text:p>
          </table:table-cell>
          <table:table-cell office:value-type="string" calcext:value-type="string">
            <text:p>Dr. M.Salomi</text:p>
          </table:table-cell>
          <table:table-cell office:value-type="string" calcext:value-type="string">
            <text:p>Assistant Professor</text:p>
          </table:table-cell>
          <table:table-cell office:value-type="float" office:value="8870113694" calcext:value-type="float">
            <text:p>8870113694</text:p>
          </table:table-cell>
          <table:table-cell table:style-name="ce46" office:value-type="string" calcext:value-type="string">
            <text:p><text:a xlink:href="mailto:salomis@srmist.edu.in" xlink:type="simple">salomis@srmist.edu.in</text:a></text:p>
          </table:table-cell>
          <table:table-cell table:number-columns-repeated="6"/>
          <table:table-cell table:style-name="ce48" table:number-columns-repeated="2"/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009" calcext:value-type="float">
            <text:p>103009</text:p>
          </table:table-cell>
          <table:table-cell office:value-type="string" calcext:value-type="string">
            <text:p>Dr.C.Sherin Shibi</text:p>
          </table:table-cell>
          <table:table-cell office:value-type="string" calcext:value-type="string">
            <text:p>Assistant Professor</text:p>
          </table:table-cell>
          <table:table-cell office:value-type="float" office:value="9962533314" calcext:value-type="float">
            <text:p>9962533314</text:p>
          </table:table-cell>
          <table:table-cell table:style-name="ce46" office:value-type="string" calcext:value-type="string">
            <text:p><text:a xlink:href="mailto:sherinsc@srmist.edu.in" xlink:type="simple">sherinsc@srmist.edu.in</text:a></text:p>
          </table:table-cell>
          <table:table-cell table:number-columns-repeated="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900" calcext:value-type="float">
            <text:p>102900</text:p>
          </table:table-cell>
          <table:table-cell office:value-type="string" calcext:value-type="string">
            <text:p>Dr.G.Sivashankar</text:p>
          </table:table-cell>
          <table:table-cell office:value-type="string" calcext:value-type="string">
            <text:p>Assistant Professor</text:p>
          </table:table-cell>
          <table:table-cell office:value-type="float" office:value="9688677290" calcext:value-type="float">
            <text:p>9688677290</text:p>
          </table:table-cell>
          <table:table-cell office:value-type="string" calcext:value-type="string">
            <text:p><text:a xlink:href="mailto:sivashag@srmist.edu.in" xlink:type="simple">sivashag@srmist.edu.in</text:a>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973" calcext:value-type="float">
            <text:p>102973</text:p>
          </table:table-cell>
          <table:table-cell office:value-type="string" calcext:value-type="string">
            <text:p>Dr.U.Sakthi</text:p>
          </table:table-cell>
          <table:table-cell table:style-name="ce40" office:value-type="string" calcext:value-type="string">
            <text:p>Associate Professor</text:p>
          </table:table-cell>
          <table:table-cell office:value-type="float" office:value="9444851523" calcext:value-type="float">
            <text:p>9444851523</text:p>
          </table:table-cell>
          <table:table-cell office:value-type="string" calcext:value-type="string">
            <text:p><text:a xlink:href="mailto:sakthiu@srmist.edu.in" xlink:type="simple">sakthiu@srmist.edu.in</text:a></text:p>
          </table:table-cell>
          <table:table-cell table:number-columns-repeated="6"/>
          <table:table-cell table:style-name="ce48" table:number-columns-repeated="2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22:28:30.6365773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22:23:14.925401260</meta:creation-date>
    <dc:date>2025-04-27T22:28:10.519105791</dc:date>
    <meta:editing-duration>PT4M56S</meta:editing-duration>
    <meta:editing-cycles>1</meta:editing-cycles>
    <meta:generator>LibreOffice/25.2.2.2$Linux_X86_64 LibreOffice_project/520$Build-2</meta:generator>
    <meta:document-statistic meta:table-count="1" meta:cell-count="114" meta:object-count="0"/>
  </office:meta>
</office:document-meta>
</file>